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0.43840047044987873<text:s text:c="2"/>0.3819464863275599<text:s text:c="2"/>0.41840635107322965<text:s text:c="2"/>0.15054395765951156<text:s text:c="2"/>-0.06498088797414281<text:s text:c="2"/>-0.4207586004116374<text:s text:c="2"/>-0.11111111111111094<text:s text:c="2"/>-0.11111111111111094<text:s text:c="2"/>-0.11111111111111094<text:s text:c="2"/>-0.11111111111111094<text:s text:c="2"/>-0.11111111111111094<text:s text:c="2"/></text:span></text:p>
      <text:p text:style-name="P2"><text:span text:style-name="T2_1">0.61775948250516<text:s text:c="2"/>0.5554248750367383<text:s text:c="2"/>0.5977653631285111<text:s text:c="2"/>0.32696265804175817<text:s text:c="2"/>0.09673625404293063<text:s text:c="2"/>-0.317847691855324<text:s text:c="2"/>0.37777777777777777<text:s text:c="2"/>0.28888888888888875<text:s text:c="2"/>-0.4666666666666668<text:s text:c="2"/>0.02222222222222192<text:s text:c="2"/>-0.6444444444444442<text:s text:c="2"/></text:span></text:p>
      <text:p text:style-name="P3"><text:span text:style-name="T3_1">0.3060864451631855<text:s text:c="2"/>0.25551308438693576<text:s text:c="2"/>0.29197294913263905<text:s text:c="2"/>0.05939429579533684<text:s text:c="2"/>-0.13848867980007618<text:s text:c="2"/>-0.42957953543074134<text:s text:c="2"/>-0.5555555555555558<text:s text:c="2"/>-0.7333333333333332<text:s text:c="2"/>0.911111111111111<text:s text:c="2"/>-0.6000000000000002<text:s text:c="2"/>0.28888888888888875<text:s text:c="2"/></text:span></text:p>
      <text:p text:style-name="P4"><text:span text:style-name="T4_1">0.3413701852396347<text:s text:c="2"/>0.2907968244633852<text:s text:c="2"/>0.31255513084388165<text:s text:c="2"/>0.00352837400764483<text:s text:c="2"/>-0.2149367832990442<text:s text:c="2"/>-0.5442516906792267<text:s text:c="2"/>-0.15555555555555545<text:s text:c="2"/>-0.11111111111111094<text:s text:c="2"/>-0.6888888888888887<text:s text:c="2"/>0.4666666666666668<text:s text:c="2"/>0.06666666666666643<text:s text:c="2"/></text:span></text:p>
      <text:p text:style-name="P5"><text:span text:style-name="T5_1">0.25904145839459747<text:s text:c="2"/>0.20846809761834795<text:s text:c="2"/>0.2537488973831552<text:s text:c="2"/>0.071155542487509<text:s text:c="2"/>-0.12672743310790413<text:s text:c="2"/>-0.44428109379594805<text:s text:c="2"/>-0.7777777777777777<text:s text:c="2"/>0.8666666666666665<text:s text:c="2"/>0.11111111111111094<text:s text:c="2"/>0.33333333333333326<text:s text:c="2"/>0.6888888888888887<text:s text:c="2"/></text:span></text:p>
      <text:p text:style-name="P6"><text:span text:style-name="T6_1">0.4883857688915014<text:s text:c="2"/>0.4289914730961477<text:s text:c="2"/>0.46839164951485235<text:s text:c="2"/>0.23581299617758344<text:s text:c="2"/>0.02910908556306646<text:s text:c="2"/>-0.2708027050867361<text:s text:c="2"/>0.11111111111111094<text:s text:c="2"/>-0.15555555555555545<text:s text:c="2"/>0.7333333333333332<text:s text:c="2"/>0.6888888888888887<text:s text:c="2"/>-0.9555555555555555<text:s text:c="2"/></text:span></text:p>
      <text:p text:style-name="P7"><text:span text:style-name="T7_1">0.5883563657747801<text:s text:c="2"/>0.5289620699794264<text:s text:c="2"/>0.5566009997059924<text:s text:c="2"/>0.2475742428697556<text:s text:c="2"/>0.02910908556306646<text:s text:c="2"/>-0.2913848867980121<text:s text:c="2"/>0.6444444444444442<text:s text:c="2"/>-0.5555555555555558<text:s text:c="2"/>0.911111111111111<text:s text:c="2"/>0.5111111111111108<text:s text:c="2"/>-0.28888888888888886<text:s text:c="2"/></text:span></text:p>
      <text:p text:style-name="P8"><text:span text:style-name="T8_1">0.5618935607174347<text:s text:c="2"/>0.5024992649220812<text:s text:c="2"/>0.5507203763599231<text:s text:c="2"/>0.3387239047338968<text:s text:c="2"/>0.12025874742724119<text:s text:c="2"/>-0.25904145839459747<text:s text:c="2"/>0.15555555555555545<text:s text:c="2"/>1.0<text:s text:c="2"/>0.8222222222222222<text:s text:c="2"/>0.02222222222222192<text:s text:c="2"/>1.0<text:s text:c="2"/></text:span></text:p>
      <text:p text:style-name="P9"><text:span text:style-name="T9_1">0.17377241987652559<text:s text:c="2"/>0.1261393707733105<text:s text:c="2"/>0.16553954719201514<text:s text:c="2"/>-0.04645692443397764<text:s text:c="2"/>-0.24433990002939077<text:s text:c="2"/>-0.550132314025296<text:s text:c="2"/>-1.0<text:s text:c="2"/>0.15555555555555545<text:s text:c="2"/>-0.37777777777777777<text:s text:c="2"/>0.02222222222222192<text:s text:c="2"/>0.15555555555555545<text:s text:c="2"/></text:span></text:p>
      <text:p text:style-name="P10"><text:span text:style-name="T10_1">0.4207586004116375<text:s text:c="2"/>0.3672449279623531<text:s text:c="2"/>0.3948838576889191<text:s text:c="2"/>0.10055865921788887<text:s text:c="2"/>-0.11790649808880016<text:s text:c="2"/>-0.4560423404880867<text:s text:c="2"/>0.02222222222222192<text:s text:c="2"/>-0.15555555555555545<text:s text:c="2"/>0.33333333333333326<text:s text:c="2"/>-0.022222222222222476<text:s text:c="2"/>0.911111111111111<text:s text:c="2"/></text:span></text:p>
      <text:p text:style-name="P11"><text:span text:style-name="T11_1">0.8235812996177534<text:s text:c="2"/>0.7583063804763304<text:s text:c="2"/>0.7947662452220003<text:s text:c="2"/>0.4504557483093141<text:s text:c="2"/>0.19964716259924375<text:s text:c="2"/>-0.25316083504852815<text:s text:c="2"/>0.9555555555555555<text:s text:c="2"/>-0.9555555555555555<text:s text:c="2"/>-0.11111111111111094<text:s text:c="2"/>-1.0<text:s text:c="2"/>-1.0<text:s text:c="2"/></text:span></text:p>
      <text:p text:style-name="P12"><text:span text:style-name="T12_1">0.5736548074096068<text:s text:c="2"/>0.5113201999411852<text:s text:c="2"/>0.5742428697442004<text:s text:c="2"/>0.4092913848867956<text:s text:c="2"/>0.19082622758010648<text:s text:c="2"/>-0.22963834166421748<text:s text:c="2"/>-0.24444444444444435<text:s text:c="2"/>0.24444444444444446<text:s text:c="2"/>-0.11111111111111094<text:s text:c="2"/>-1.0<text:s text:c="2"/>-1.0<text:s text:c="2"/></text:span></text:p>
      <text:p text:style-name="P13"><text:span text:style-name="T13_1">0.6383416642164026<text:s text:c="2"/>0.5789473684210491<text:s text:c="2"/>0.5918847397824418<text:s text:c="2"/>0.177006762716857<text:s text:c="2"/>-0.06498088797414281<text:s text:c="2"/>-0.43840047044987873<text:s text:c="2"/>0.9555555555555555<text:s text:c="2"/>-1.0<text:s text:c="2"/>-0.28888888888888886<text:s text:c="2"/>0.28888888888888875<text:s text:c="2"/>-0.28888888888888886<text:s text:c="2"/></text:span></text:p>
      <text:p text:style-name="P14"><text:span text:style-name="T14_1">0.4207586004116375<text:s text:c="2"/>0.36430461628931843<text:s text:c="2"/>0.4213466627462643<text:s text:c="2"/>0.2475742428697556<text:s text:c="2"/>0.03793002058217043<text:s text:c="2"/>-0.3501911202587388<text:s text:c="2"/>-0.5111111111111113<text:s text:c="2"/>0.8666666666666665<text:s text:c="2"/>0.24444444444444446<text:s text:c="2"/>-0.6444444444444442<text:s text:c="2"/>0.8222222222222222<text:s text:c="2"/></text:span></text:p>
      <text:p text:style-name="P15"><text:span text:style-name="T15_1">0.4560423404880867<text:s text:c="2"/>0.39958835636576784<text:s text:c="2"/>0.4507497794766444<text:s text:c="2"/>0.25051455454279026<text:s text:c="2"/>0.034989708909135775<text:s text:c="2"/>-0.35901205527787616<text:s text:c="2"/>-0.28888888888888886<text:s text:c="2"/>0.8666666666666665<text:s text:c="2"/>0.15555555555555545<text:s text:c="2"/>-0.4666666666666668<text:s text:c="2"/>0.911111111111111<text:s text:c="2"/></text:span></text:p>
      <text:p text:style-name="P16"><text:span text:style-name="T16_1">0.37371361364304945<text:s text:c="2"/>0.32019994119376505<text:s text:c="2"/>0.356659805939435<text:s text:c="2"/>0.11526021758306215<text:s text:c="2"/>-0.0855630696853854<text:s text:c="2"/>-0.3913554836812574<text:s text:c="2"/>-0.37777777777777777<text:s text:c="2"/>-1.0<text:s text:c="2"/>1.0<text:s text:c="2"/>-0.8666666666666666<text:s text:c="2"/>0.06666666666666643<text:s text:c="2"/></text:span></text:p>
      <text:p text:style-name="P17"><text:span text:style-name="T17_1">0.27374301675977075<text:s text:c="2"/>0.2261099676565559<text:s text:c="2"/>0.2537488973831552<text:s text:c="2"/>-0.017053807703631074<text:s text:c="2"/>-0.22669802999118283<text:s text:c="2"/>-0.538371067333124<text:s text:c="2"/>-0.37777777777777777<text:s text:c="2"/>0.4666666666666668<text:s text:c="2"/>-0.28888888888888886<text:s text:c="2"/>0.5999999999999996<text:s text:c="2"/>1.0<text:s text:c="2"/></text:span></text:p>
      <text:p text:style-name="P18"><text:span text:style-name="T18_1">0.2619817700676321<text:s text:c="2"/>0.2114084092913826<text:s text:c="2"/>0.25668920905618986<text:s text:c="2"/>0.07703616583357831<text:s text:c="2"/>-0.10908556306969619<text:s text:c="2"/>-0.3619523669509108<text:s text:c="2"/>-0.8666666666666666<text:s text:c="2"/>-1.0<text:s text:c="2"/>1.0<text:s text:c="2"/>-0.5111111111111113<text:s text:c="2"/>-1.0<text:s text:c="2"/></text:span></text:p>
      <text:p text:style-name="P19"><text:span text:style-name="T19_1">0.8147603645986494<text:s text:c="2"/>0.7494854454572264<text:s text:c="2"/>0.7800646868568271<text:s text:c="2"/>0.39458982652162233<text:s text:c="2"/>0.1320199941193798<text:s text:c="2"/>-0.3825345486621534<text:s text:c="2"/>1.0<text:s text:c="2"/>-0.37777777777777777<text:s text:c="2"/>-1.0<text:s text:c="2"/>-1.0<text:s text:c="2"/>-0.11111111111111094<text:s text:c="2"/></text:span></text:p>
      <text:p text:style-name="P20"><text:span text:style-name="T20_1">0.26786239341370144<text:s text:c="2"/>0.21728903263745192<text:s text:c="2"/>0.26551014407529383<text:s text:c="2"/>0.0976183475448209<text:s text:c="2"/>-0.08850338135842006<text:s text:c="2"/>-0.35901205527787616<text:s text:c="2"/>-0.8666666666666666<text:s text:c="2"/>-0.37777777777777777<text:s text:c="2"/>1.0<text:s text:c="2"/>-0.33333333333333337<text:s text:c="2"/>-0.37777777777777777<text:s text:c="2"/></text:span></text:p>
      <text:p text:style-name="P21"><text:span text:style-name="T21_1">0.4325198471038094<text:s text:c="2"/>0.3731255513084224<text:s text:c="2"/>0.43310790943840294<text:s text:c="2"/>0.27109673625403286<text:s text:c="2"/>0.061452513966481215<text:s text:c="2"/>-0.3266686268744614<text:s text:c="2"/>-0.5111111111111113<text:s text:c="2"/>0.911111111111111<text:s text:c="2"/>0.28888888888888875<text:s text:c="2"/>-0.6444444444444442<text:s text:c="2"/>0.6444444444444442<text:s text:c="2"/></text:span></text:p>
      <text:p text:style-name="P22"><text:span text:style-name="T22_1">0.3913554836812909<text:s text:c="2"/>0.33490149955893855<text:s text:c="2"/>0.3890032343428498<text:s text:c="2"/>0.21523081446634085<text:s text:c="2"/>0.0026462805057212435<text:s text:c="2"/>-0.3825345486621534<text:s text:c="2"/>-0.6000000000000002<text:s text:c="2"/>0.8222222222222222<text:s text:c="2"/>0.06666666666666643<text:s text:c="2"/>-0.6888888888888887<text:s text:c="2"/>0.8222222222222222<text:s text:c="2"/></text:span></text:p>
      <text:p text:style-name="P23"><text:span text:style-name="T23_1">0.4119376653925335<text:s text:c="2"/>0.3584239929432491<text:s text:c="2"/>0.40370479270805637<text:s text:c="2"/>0.19464863275506494<text:s text:c="2"/>-0.012055277859452151<text:s text:c="2"/>-0.35901205527787616<text:s text:c="2"/>-0.37777777777777777<text:s text:c="2"/>-0.15555555555555545<text:s text:c="2"/>1.0<text:s text:c="2"/>-1.0<text:s text:c="2"/>0.911111111111111<text:s text:c="2"/></text:span></text:p>
      <text:p text:style-name="P24"><text:span text:style-name="T24_1">0.19435460158776818<text:s text:c="2"/>0.1467215524845531<text:s text:c="2"/>0.1890620405763257<text:s text:c="2"/>0.006468685680679487<text:s text:c="2"/>-0.18259335489562944<text:s text:c="2"/>-0.45898265216112133<text:s text:c="2"/>-1.0<text:s text:c="2"/>-0.15555555555555545<text:s text:c="2"/>0.33333333333333326<text:s text:c="2"/>-0.022222222222222476<text:s text:c="2"/>-0.28888888888888886<text:s text:c="2"/></text:span></text:p>
      <text:p text:style-name="P25"><text:span text:style-name="T25_1">0.22375771831814806<text:s text:c="2"/>0.17318435754189854<text:s text:c="2"/>0.21258453396060295<text:s text:c="2"/>0.009408997353714144<text:s text:c="2"/>-0.18259335489562944<text:s text:c="2"/>-0.47368421052632814<text:s text:c="2"/>-1.0<text:s text:c="2"/>-1.0<text:s text:c="2"/>0.4222222222222223<text:s text:c="2"/>-1.0<text:s text:c="2"/>-0.37777777777777777<text:s text:c="2"/></text:span></text:p>
      <text:p text:style-name="P26"><text:span text:style-name="T26_1">0.5971773007938841<text:s text:c="2"/>0.5348426933254957<text:s text:c="2"/>0.6036459864745805<text:s text:c="2"/>0.4739782416936249<text:s text:c="2"/>0.26433401940603973<text:s text:c="2"/>-0.11202587474273085<text:s text:c="2"/>-0.24444444444444435<text:s text:c="2"/>0.19999999999999996<text:s text:c="2"/>1.0<text:s text:c="2"/>-0.9111111111111111<text:s text:c="2"/>-1.0<text:s text:c="2"/></text:span></text:p>
      <text:p text:style-name="P27"><text:span text:style-name="T27_1">0.30314613349015085<text:s text:c="2"/>0.24963246104086645<text:s text:c="2"/>0.309614819170847<text:s text:c="2"/>0.1917083210820303<text:s text:c="2"/>0.0026462805057212435<text:s text:c="2"/>-0.317847691855324<text:s text:c="2"/>-1.0<text:s text:c="2"/>0.19999999999999996<text:s text:c="2"/>1.0<text:s text:c="2"/>-0.9111111111111111<text:s text:c="2"/>0.19999999999999996<text:s text:c="2"/></text:span></text:p>
      <text:p text:style-name="P28"><text:span text:style-name="T28_1">0.35019112025873866<text:s text:c="2"/>0.2966774478094545<text:s text:c="2"/>0.3507791825933657<text:s text:c="2"/>0.177006762716857<text:s text:c="2"/>-0.02969714789769351<text:s text:c="2"/>-0.3972361070273601<text:s text:c="2"/>-0.6888888888888887<text:s text:c="2"/>0.6888888888888887<text:s text:c="2"/>0.15555555555555545<text:s text:c="2"/>-0.6000000000000002<text:s text:c="2"/>0.7333333333333332<text:s text:c="2"/></text:span></text:p>
      <text:p text:style-name="P29"><text:span text:style-name="T29_1">0.46486327550722417<text:s text:c="2"/>0.40546897971183715<text:s text:c="2"/>0.4654513378418177<text:s text:c="2"/>0.30049985298441295<text:s text:c="2"/>0.09085563069686131<text:s text:c="2"/>-0.3002058218171161<text:s text:c="2"/>-0.4222222222222223<text:s text:c="2"/>1.0<text:s text:c="2"/>0.4222222222222223<text:s text:c="2"/>-0.6000000000000002<text:s text:c="2"/>0.7333333333333332<text:s text:c="2"/></text:span></text:p>
      <text:p text:style-name="P30"><text:span text:style-name="T30_1">0.20611584827994012<text:s text:c="2"/>0.15848279917672525<text:s text:c="2"/>0.194942663922395<text:s text:c="2"/>-0.014113496030596417<text:s text:c="2"/>-0.20023522493383739<text:s text:c="2"/>-0.45898265216112133<text:s text:c="2"/>-0.9111111111111111<text:s text:c="2"/>-0.7777777777777777<text:s text:c="2"/>1.0<text:s text:c="2"/>-0.5111111111111113<text:s text:c="2"/>0.19999999999999996<text:s text:c="2"/></text:span></text:p>
      <text:p text:style-name="P31"><text:span text:style-name="T31_1">0.25316083504852815<text:s text:c="2"/>0.2055277859453133<text:s text:c="2"/>0.23022640399884442<text:s text:c="2"/>-0.01999411937666573<text:s text:c="2"/>-0.2061158482799067<text:s text:c="2"/>-0.4060570420464641<text:s text:c="2"/>-0.37777777777777777<text:s text:c="2"/>-1.0<text:s text:c="2"/>1.0<text:s text:c="2"/>1.0<text:s text:c="2"/>-1.0<text:s text:c="2"/></text:span></text:p>
      <text:p text:style-name="P32"><text:span text:style-name="T32_1">0.20611584827994012<text:s text:c="2"/>0.15848279917672525<text:s text:c="2"/>0.19788297559542967<text:s text:c="2"/>-0.0023522493384243726<text:s text:c="2"/>-0.19141428991473342<text:s text:c="2"/>-0.45898265216112133<text:s text:c="2"/>-1.0<text:s text:c="2"/>-1.0<text:s text:c="2"/>1.0<text:s text:c="2"/>-1.0<text:s text:c="2"/>0.19999999999999996<text:s text:c="2"/></text:span></text:p>
      <text:p text:style-name="P33"><text:span text:style-name="T33_1">0.08262275801235086<text:s text:c="2"/>0.04087033225520509<text:s text:c="2"/>0.06556895030873644<text:s text:c="2"/>-0.18171126139370575<text:s text:c="2"/>-0.3707733019700148<text:s text:c="2"/>-0.5912966774478148<text:s text:c="2"/>-1.0<text:s text:c="2"/>-0.37777777777777777<text:s text:c="2"/>-0.19999999999999996<text:s text:c="2"/>0.8666666666666665<text:s text:c="2"/>-0.37777777777777777<text:s text:c="2"/></text:span></text:p>
      <text:p text:style-name="P34"><text:span text:style-name="T34_1">0.1443693031461455<text:s text:c="2"/>0.10261687738899994<text:s text:c="2"/>0.10379300205822029<text:s text:c="2"/>-0.264039988238743<text:s text:c="2"/>-0.4707438988532935<text:s text:c="2"/>-0.6971478976771628<text:s text:c="2"/>-0.37777777777777777<text:s text:c="2"/>-1.0<text:s text:c="2"/>-0.19999999999999996<text:s text:c="2"/>0.8666666666666665<text:s text:c="2"/>0.8222222222222222<text:s text:c="2"/></text:span></text:p>
      <text:p text:style-name="P35"><text:span text:style-name="T35_1">0.42957953543077476<text:s text:c="2"/>0.3731255513084224<text:s text:c="2"/>0.4272272860923336<text:s text:c="2"/>0.2534548662158249<text:s text:c="2"/>0.043810643928239745<text:s text:c="2"/>-0.3325492502205307<text:s text:c="2"/>-0.4222222222222223<text:s text:c="2"/>0.9555555555555555<text:s text:c="2"/>0.37777777777777777<text:s text:c="2"/>-0.37777777777777777<text:s text:c="2"/>0.7777777777777777<text:s text:c="2"/></text:span></text:p>
      <text:p text:style-name="P36"><text:span text:style-name="T36_1">0.17671273154956024<text:s text:c="2"/>0.12907968244634516<text:s text:c="2"/>0.16553954719201514<text:s text:c="2"/>-0.043516612760942985<text:s text:c="2"/>-0.23257865333725214<text:s text:c="2"/>-0.49426639223757074<text:s text:c="2"/>-1.0<text:s text:c="2"/>-0.6888888888888887<text:s text:c="2"/>0.8222222222222222<text:s text:c="2"/>-0.5555555555555558<text:s text:c="2"/>0.37777777777777777<text:s text:c="2"/></text:span></text:p>
      <text:p text:style-name="P37"><text:span text:style-name="T37_1">0.21199647162600943<text:s text:c="2"/>0.16436342252279457<text:s text:c="2"/>0.20376359894149898<text:s text:c="2"/>0.006468685680679487<text:s text:c="2"/>-0.18259335489562944<text:s text:c="2"/>-0.45016171714201736<text:s text:c="2"/>-0.9555555555555555<text:s text:c="2"/>-0.7777777777777777<text:s text:c="2"/>1.0<text:s text:c="2"/>-0.7333333333333332<text:s text:c="2"/>0.19999999999999996<text:s text:c="2"/></text:span></text:p>
      <text:p text:style-name="P38"><text:span text:style-name="T38_1">0.32372831520142675<text:s text:c="2"/>0.27315495442517723<text:s text:c="2"/>0.3037341958247777<text:s text:c="2"/>0.03587180241105958<text:s text:c="2"/>-0.17377241987649206<text:s text:c="2"/>-0.4913260805645361<text:s text:c="2"/>-0.37777777777777777<text:s text:c="2"/>-0.37777777777777777<text:s text:c="2"/>0.4222222222222223<text:s text:c="2"/>-0.37777777777777777<text:s text:c="2"/>0.8222222222222222<text:s text:c="2"/></text:span></text:p>
      <text:p text:style-name="P39"><text:span text:style-name="T39_1">0.03851808291679748<text:s text:c="2"/>-0.003234342840348181<text:s text:c="2"/>0.009703028521044432<text:s text:c="2"/>-0.284622169950019<text:s text:c="2"/>-0.47368421052632814<text:s text:c="2"/>-0.6795060276389213<text:s text:c="2"/>-1.0<text:s text:c="2"/>-1.0<text:s text:c="2"/>0.4222222222222223<text:s text:c="2"/>0.28888888888888875<text:s text:c="2"/>1.0<text:s text:c="2"/></text:span></text:p>
      <text:p text:style-name="P40"><text:span text:style-name="T40_1">0.3825345486621534<text:s text:c="2"/>0.33490149955893855<text:s text:c="2"/>0.3390179359012271<text:s text:c="2"/>-0.07291972949132308<text:s text:c="2"/>-0.30314613349015074<text:s text:c="2"/>-0.6295207291972987<text:s text:c="2"/>0.19999999999999996<text:s text:c="2"/>-1.0<text:s text:c="2"/>-0.7777777777777777<text:s text:c="2"/>0.28888888888888875<text:s text:c="2"/>0.19999999999999996<text:s text:c="2"/></text:span></text:p>
      <text:p text:style-name="P41"><text:span text:style-name="T41_1">0.4119376653925335<text:s text:c="2"/>0.35548368127021446<text:s text:c="2"/>0.41252572772716034<text:s text:c="2"/>0.24169361952365276<text:s text:c="2"/>0.03204939723610112<text:s text:c="2"/>-0.3472508085857041<text:s text:c="2"/>-0.5111111111111113<text:s text:c="2"/>0.911111111111111<text:s text:c="2"/>0.33333333333333326<text:s text:c="2"/>-0.5555555555555558<text:s text:c="2"/>0.8666666666666665<text:s text:c="2"/></text:span></text:p>
      <text:p text:style-name="P42"><text:span text:style-name="T42_1">0.36783299029698013<text:s text:c="2"/>0.31431931784769573<text:s text:c="2"/>0.3684210526316072<text:s text:c="2"/>0.1975889444280996<text:s text:c="2"/>-0.006174654513382838<text:s text:c="2"/>-0.3707733019700148<text:s text:c="2"/>-0.6000000000000002<text:s text:c="2"/>0.8666666666666665<text:s text:c="2"/>0.33333333333333326<text:s text:c="2"/>-0.4222222222222223<text:s text:c="2"/>0.8222222222222222<text:s text:c="2"/></text:span></text:p>
      <text:p text:style-name="P43"><text:span text:style-name="T43_1">-0.7230226403998812<text:s text:c="2"/>-0.7441928844457507<text:s text:c="2"/>-0.7165539547191848<text:s text:c="2"/>-0.7315495442516883<text:s text:c="2"/>-0.788297559541304<text:s text:c="2"/>-0.6501029109085413<text:s text:c="2"/>-0.9555555555555555<text:s text:c="2"/>-0.6444444444444442<text:s text:c="2"/>1.0<text:s text:c="2"/>-0.6888888888888887<text:s text:c="2"/>0.4222222222222223<text:s text:c="2"/></text:span></text:p>
      <text:p text:style-name="P44"><text:span text:style-name="T44_1">0.20611584827994012<text:s text:c="2"/>0.15848279917672525<text:s text:c="2"/>0.194942663922395<text:s text:c="2"/>-0.017053807703631074<text:s text:c="2"/>-0.2061158482799067<text:s text:c="2"/>-0.47368421052632814<text:s text:c="2"/>-0.9111111111111111<text:s text:c="2"/>-0.8666666666666666<text:s text:c="2"/>0.9555555555555555<text:s text:c="2"/>-0.7333333333333332<text:s text:c="2"/>0.33333333333333326<text:s text:c="2"/></text:span></text:p>
      <text:p text:style-name="P45"><text:span text:style-name="T45_1">0.3266686268744614<text:s text:c="2"/>0.2760952660982119<text:s text:c="2"/>0.309614819170847<text:s text:c="2"/>0.06527491914143968<text:s text:c="2"/>-0.13848867980007618<text:s text:c="2"/>-0.4354601587768441<text:s text:c="2"/>-0.37777777777777777<text:s text:c="2"/>-0.37777777777777777<text:s text:c="2"/>1.0<text:s text:c="2"/>-0.37777777777777777<text:s text:c="2"/>1.0<text:s text:c="2"/></text:span></text:p>
      <text:p text:style-name="P46"><text:span text:style-name="T46_1">0.42957953543077476<text:s text:c="2"/>0.3731255513084224<text:s text:c="2"/>0.4213466627462643<text:s text:c="2"/>0.22111143781241016<text:s text:c="2"/>0.017347838870927834<text:s text:c="2"/>-0.3207880035283587<text:s text:c="2"/>-0.37777777777777777<text:s text:c="2"/>-0.37777777777777777<text:s text:c="2"/>1.0<text:s text:c="2"/>-1.0<text:s text:c="2"/>0.19999999999999996<text:s text:c="2"/></text:span></text:p>
      <text:p text:style-name="P47"><text:span text:style-name="T47_1">0.27374301675977075<text:s text:c="2"/>0.2261099676565559<text:s text:c="2"/>0.24786827403705236<text:s text:c="2"/>-0.043516612760942985<text:s text:c="2"/>-0.24433990002939077<text:s text:c="2"/>-0.5119082622758121<text:s text:c="2"/>-0.37777777777777777<text:s text:c="2"/>-1.0<text:s text:c="2"/>1.0<text:s text:c="2"/>-0.33333333333333337<text:s text:c="2"/>1.0<text:s text:c="2"/></text:span></text:p>
      <text:p text:style-name="P48"><text:span text:style-name="T48_1">0.42369891208467214<text:s text:c="2"/>0.3672449279623531<text:s text:c="2"/>0.4213466627462643<text:s text:c="2"/>0.24463393119668742<text:s text:c="2"/>0.034989708909135775<text:s text:c="2"/>-0.34431049691266946<text:s text:c="2"/>-0.4666666666666668<text:s text:c="2"/>0.911111111111111<text:s text:c="2"/>0.33333333333333326<text:s text:c="2"/>-0.5111111111111113<text:s text:c="2"/>0.8666666666666665<text:s text:c="2"/></text:span></text:p>
      <text:p text:style-name="P49"><text:span text:style-name="T49_1">0.35901205527787616<text:s text:c="2"/>0.30549838282859176<text:s text:c="2"/>0.3596001176124697<text:s text:c="2"/>0.17994707438989166<text:s text:c="2"/>-0.026756836224625435<text:s text:c="2"/>-0.3913554836812574<text:s text:c="2"/>-0.6444444444444442<text:s text:c="2"/>0.7777777777777777<text:s text:c="2"/>0.24444444444444446<text:s text:c="2"/>-0.5111111111111113<text:s text:c="2"/>0.911111111111111<text:s text:c="2"/></text:span></text:p>
      <text:p text:style-name="P50"><text:span text:style-name="T50_1">0.20905615995297477<text:s text:c="2"/>0.1614231108497599<text:s text:c="2"/>0.20082328726846432<text:s text:c="2"/>5.880623346101732</text:span><text:span text:style-name="T50_2">E</text:span><text:span text:style-name="T50_3">-4<text:s text:c="2"/>-0.18847397824169876<text:s text:c="2"/>-0.4619229638341561<text:s text:c="2"/>-0.9555555555555555<text:s text:c="2"/>-0.6888888888888887<text:s text:c="2"/>0.8222222222222222<text:s text:c="2"/>-0.6888888888888887<text:s text:c="2"/>0.19999999999999996<text:s text:c="2"/></text:span></text:p>
      <text:p text:style-name="P51"><text:span text:style-name="T51_1">0.2149367832990441<text:s text:c="2"/>0.16730373419582922<text:s text:c="2"/>0.20670391061453364<text:s text:c="2"/>-0.014113496030596417<text:s text:c="2"/>-0.21787709497207886<text:s text:c="2"/>-0.5530726256983307<text:s text:c="2"/>-1.0<text:s text:c="2"/>-0.37777777777777777<text:s text:c="2"/>-0.19999999999999996<text:s text:c="2"/>-1.0<text:s text:c="2"/>0.4222222222222223<text:s text:c="2"/></text:span></text:p>
      <text:p text:style-name="P52"><text:span text:style-name="T52_1">0.3060864451631855<text:s text:c="2"/>0.2584533960599704<text:s text:c="2"/>0.27727139076743246<text:s text:c="2"/>-0.0582181711261498<text:s text:c="2"/>-0.2766833284328054<text:s text:c="2"/>-0.6206997941781948<text:s text:c="2"/>-0.37777777777777777<text:s text:c="2"/>-1.0<text:s text:c="2"/>-0.19999999999999996<text:s text:c="2"/>-1.0<text:s text:c="2"/>1.0<text:s text:c="2"/></text:span></text:p>
      <text:p text:style-name="P53"><text:span text:style-name="T53_1">0.05910026462807361<text:s text:c="2"/>0.017347838870927834<text:s text:c="2"/>0.03616583357838987<text:s text:c="2"/>-0.24345780652750038<text:s text:c="2"/>-0.4325198471038094<text:s text:c="2"/>-0.6471625992355067<text:s text:c="2"/>-1.0<text:s text:c="2"/>-0.9555555555555555<text:s text:c="2"/>0.4666666666666668<text:s text:c="2"/>0.15555555555555545<text:s text:c="2"/>0.8666666666666665<text:s text:c="2"/></text:span></text:p>
      <text:p text:style-name="P54"><text:span text:style-name="T54_1">0.41487797706556817<text:s text:c="2"/>0.3584239929432491<text:s text:c="2"/>0.41252572772716034<text:s text:c="2"/>0.2328726845045488<text:s text:c="2"/>0.023228462216997148<text:s text:c="2"/>-0.3560717436048081<text:s text:c="2"/>-0.5111111111111113<text:s text:c="2"/>0.8666666666666665<text:s text:c="2"/>0.24444444444444446<text:s text:c="2"/>-0.5555555555555558<text:s text:c="2"/>0.8222222222222222<text:s text:c="2"/></text:span></text:p>
      <text:p text:style-name="P55"><text:span text:style-name="T55_1">0.3854748603351881<text:s text:c="2"/>0.3319611878859039<text:s text:c="2"/>0.38312261099678047<text:s text:c="2"/>0.20052925610113426<text:s text:c="2"/>-0.009114966186417495<text:s text:c="2"/>-0.37371361364304945<text:s text:c="2"/>-0.5111111111111113<text:s text:c="2"/>0.7777777777777777<text:s text:c="2"/>0.28888888888888875<text:s text:c="2"/>-0.4222222222222223<text:s text:c="2"/>0.8222222222222222<text:s text:c="2"/></text:span></text:p>
      <text:p text:style-name="P56"><text:span text:style-name="T56_1">0.21199647162600943<text:s text:c="2"/>0.16436342252279457<text:s text:c="2"/>0.20376359894149898<text:s text:c="2"/>0.00352837400764483<text:s text:c="2"/>-0.1855336665686641<text:s text:c="2"/>-0.453102028815052<text:s text:c="2"/>-0.9555555555555555<text:s text:c="2"/>-0.7333333333333332<text:s text:c="2"/>1.0<text:s text:c="2"/>-0.6888888888888887<text:s text:c="2"/>0.33333333333333326<text:s text:c="2"/></text:span></text:p>
      <text:p text:style-name="P57"><text:span text:style-name="T57_1">0.18259335489562956<text:s text:c="2"/>0.13496030579241447<text:s text:c="2"/>0.17142017053808445<text:s text:c="2"/>-0.03175536606880436<text:s text:c="2"/>-0.2208174066451135<text:s text:c="2"/>-0.47956483387239746<text:s text:c="2"/>-1.0<text:s text:c="2"/>-0.7777777777777777<text:s text:c="2"/>0.9555555555555555<text:s text:c="2"/>-0.6444444444444442<text:s text:c="2"/>0.37777777777777777<text:s text:c="2"/></text:span></text:p>
      <text:p text:style-name="P58"><text:span text:style-name="T58_1">0.17377241987652559<text:s text:c="2"/>0.12907968244634516<text:s text:c="2"/>0.16259923551898048<text:s text:c="2"/>-0.04645692443397764<text:s text:c="2"/>-0.23845927668332145<text:s text:c="2"/>-0.5207291972949161<text:s text:c="2"/>-1.0<text:s text:c="2"/>-0.37777777777777777<text:s text:c="2"/>0.4222222222222223<text:s text:c="2"/>-0.37777777777777777<text:s text:c="2"/>0.4222222222222223<text:s text:c="2"/></text:span></text:p>
      <text:p text:style-name="P59"><text:span text:style-name="T59_1">0.26786239341370144<text:s text:c="2"/>0.22022934431048657<text:s text:c="2"/>0.23316671567187908<text:s text:c="2"/>-0.1287856512790484<text:s text:c="2"/>-0.3501911202587388<text:s text:c="2"/>-0.6795060276389213<text:s text:c="2"/>-0.37777777777777777<text:s text:c="2"/>-1.0<text:s text:c="2"/>-0.7777777777777777<text:s text:c="2"/>-0.37777777777777777<text:s text:c="2"/>0.4222222222222223<text:s text:c="2"/></text:span></text:p>
      <text:p text:style-name="P60"><text:span text:style-name="T60_1">0.05027932960893611<text:s text:c="2"/>0.008526903851790557<text:s text:c="2"/>0.024404586886217716<text:s text:c="2"/>-0.27286092325788036<text:s text:c="2"/>-0.4619229638341561<text:s text:c="2"/>-0.6765657159658867<text:s text:c="2"/>-0.9555555555555555<text:s text:c="2"/>-1.0<text:s text:c="2"/>0.37777777777777777<text:s text:c="2"/>0.19999999999999996<text:s text:c="2"/>1.0<text:s text:c="2"/></text:span></text:p>
      <text:p text:style-name="P61"><text:span text:style-name="T61_1">0.3707733019700148<text:s text:c="2"/>0.3172596295207304<text:s text:c="2"/>0.36254042928553787<text:s text:c="2"/>0.1623052043516502<text:s text:c="2"/>-0.04733901793590145<text:s text:c="2"/>-0.4119376653925334<text:s text:c="2"/>-0.5111111111111113<text:s text:c="2"/>0.7333333333333332<text:s text:c="2"/>0.15555555555555545<text:s text:c="2"/>-0.37777777777777777<text:s text:c="2"/>1.0<text:s text:c="2"/></text:span></text:p>
      <text:p text:style-name="P62"><text:span text:style-name="T62_1">0.3942957953543256<text:s text:c="2"/>0.3378418112319732<text:s text:c="2"/>0.3890032343428498<text:s text:c="2"/>0.2034695677741689<text:s text:c="2"/>-0.006174654513382838<text:s text:c="2"/>-0.3707733019700148<text:s text:c="2"/>-0.5111111111111113<text:s text:c="2"/>0.7333333333333332<text:s text:c="2"/>0.4222222222222223<text:s text:c="2"/>-0.5111111111111113<text:s text:c="2"/>0.9555555555555555<text:s text:c="2"/></text:span></text:p>
      <text:p text:style-name="P63"><text:span text:style-name="T63_1">0.2208174066451134<text:s text:c="2"/>0.17318435754189854<text:s text:c="2"/>0.2096442222875683<text:s text:c="2"/>5.880623346101732</text:span><text:span text:style-name="T63_2">E</text:span><text:span text:style-name="T63_3">-4<text:s text:c="2"/>-0.18847397824169876<text:s text:c="2"/>-0.46486327550719075<text:s text:c="2"/>-0.9111111111111111<text:s text:c="2"/>-0.6888888888888887<text:s text:c="2"/>0.8666666666666665<text:s text:c="2"/>-0.7333333333333332<text:s text:c="2"/>0.4222222222222223<text:s text:c="2"/></text:span></text:p>
      <text:p text:style-name="P64"><text:span text:style-name="T64_1">0.16789179653045627<text:s text:c="2"/>0.12319905910027584<text:s text:c="2"/>0.15671861217291116<text:s text:c="2"/>-0.052337547780080484<text:s text:c="2"/>-0.23845927668332145<text:s text:c="2"/>-0.4913260805645361<text:s text:c="2"/>-1.0<text:s text:c="2"/>-0.8222222222222221<text:s text:c="2"/>0.9555555555555555<text:s text:c="2"/>-0.5555555555555558<text:s text:c="2"/>0.33333333333333326<text:s text:c="2"/></text:span></text:p>
      <text:p text:style-name="P65"><text:span text:style-name="T65_1">0.1502499264922148<text:s text:c="2"/>0.10849750073506925<text:s text:c="2"/>0.10967362540432313<text:s text:c="2"/>-0.26698029991177763<text:s text:c="2"/>-0.4825051455454321<text:s text:c="2"/>-0.7441928844457507<text:s text:c="2"/>-0.37777777777777777<text:s text:c="2"/>-0.37777777777777777<text:s text:c="2"/>-1.0<text:s text:c="2"/>1.0<text:s text:c="2"/>1.0<text:s text:c="2"/></text:span></text:p>
      <text:p text:style-name="P66"><text:span text:style-name="T66_1">0.05027932960893611<text:s text:c="2"/>0.008526903851790557<text:s text:c="2"/>0.024404586886217716<text:s text:c="2"/>-0.255219053219639<text:s text:c="2"/>-0.4413407821229134<text:s text:c="2"/>-0.644222287562472<text:s text:c="2"/>-1.0<text:s text:c="2"/>-1.0<text:s text:c="2"/>0.6444444444444442<text:s text:c="2"/>0.19999999999999996<text:s text:c="2"/>1.0<text:s text:c="2"/></text:span></text:p>
      <text:p text:style-name="P67"><text:span text:style-name="T67_1">0.026756836224658853<text:s text:c="2"/>-0.012055277859452151<text:s text:c="2"/>-0.002058218171094195<text:s text:c="2"/>-0.30226403998822704<text:s text:c="2"/>-0.49426639223757074<text:s text:c="2"/>-0.7000882093501974<text:s text:c="2"/>-1.0<text:s text:c="2"/>-0.8666666666666666<text:s text:c="2"/>0.15555555555555545<text:s text:c="2"/>0.4222222222222223<text:s text:c="2"/>1.0<text:s text:c="2"/></text:span></text:p>
      <text:p text:style-name="P68"><text:span text:style-name="T68_1">0.5471920023522614<text:s text:c="2"/>0.49073801822994256<text:s text:c="2"/>0.512496324610439<text:s text:c="2"/>0.1476036459864769<text:s text:c="2"/>-0.08850338135842006<text:s text:c="2"/>-0.4825051455454321<text:s text:c="2"/>0.33333333333333326<text:s text:c="2"/>-0.9111111111111111<text:s text:c="2"/>-0.8666666666666666<text:s text:c="2"/>-0.33333333333333337<text:s text:c="2"/>-0.9111111111111111<text:s text:c="2"/></text:span></text:p>
      <text:p text:style-name="P69"><text:span text:style-name="T69_1">0.7735960011761307<text:s text:c="2"/>0.7112613937077426<text:s text:c="2"/>0.7389003234343083<text:s text:c="2"/>0.36518670979124224<text:s text:c="2"/>0.11731843575417322<text:s text:c="2"/>-0.32372831520142675<text:s text:c="2"/>1.0<text:s text:c="2"/>-0.9111111111111111<text:s text:c="2"/>0.33333333333333326<text:s text:c="2"/>-1.0<text:s text:c="2"/>0.28888888888888875<text:s text:c="2"/></text:span></text:p>
      <text:p text:style-name="P70"><text:span text:style-name="T70_1">-0.0408703322552052<text:s text:c="2"/>-0.07674213466628144<text:s text:c="2"/>-0.07556600999702745<text:s text:c="2"/>-0.4110555718906096<text:s text:c="2"/>-0.5971773007938841<text:s text:c="2"/>-0.770655689503096<text:s text:c="2"/>-1.0<text:s text:c="2"/>-1.0<text:s text:c="2"/>-0.11111111111111094<text:s text:c="2"/>1.0<text:s text:c="2"/>1.0<text:s text:c="2"/></text:span></text:p>
      <text:p text:style-name="P71"><text:span text:style-name="T71_1">0.044398706262866794<text:s text:c="2"/>0.0026462805057212435<text:s text:c="2"/>0.024404586886217716<text:s text:c="2"/>-0.20523375477801642<text:s text:c="2"/>-0.3825345486621534<text:s text:c="2"/>-0.5618935607174347<text:s text:c="2"/>-1.0<text:s text:c="2"/>-0.33333333333333337<text:s text:c="2"/>1.0<text:s text:c="2"/>1.0<text:s text:c="2"/>1.0<text:s text:c="2"/></text:span></text:p>
      <text:p text:style-name="P72"><text:span text:style-name="T72_1">0.347250808585704<text:s text:c="2"/>0.2966774478094545<text:s text:c="2"/>0.3243163775360203<text:s text:c="2"/>0.03587180241105958<text:s text:c="2"/>-0.17377241987649206<text:s text:c="2"/>-0.4883857688915014<text:s text:c="2"/>-0.24444444444444435<text:s text:c="2"/>-0.37777777777777777<text:s text:c="2"/>-0.28888888888888886<text:s text:c="2"/>0.28888888888888875<text:s text:c="2"/>-0.37777777777777777<text:s text:c="2"/></text:span></text:p>
      <text:p text:style-name="P73"><text:span text:style-name="T73_1">0.3149073801823228<text:s text:c="2"/>0.2584533960599704<text:s text:c="2"/>0.3213760658629856<text:s text:c="2"/>0.20640987944720357<text:s text:c="2"/>0.017347838870927834<text:s text:c="2"/>-0.29432519847104677<text:s text:c="2"/>-1.0<text:s text:c="2"/>-0.06666666666666643<text:s text:c="2"/>1.0<text:s text:c="2"/>-1.0<text:s text:c="2"/>-0.33333333333333337<text:s text:c="2"/></text:span></text:p>
      <text:p text:style-name="P74"><text:span text:style-name="T74_1">0.3266686268744614<text:s text:c="2"/>0.2760952660982119<text:s text:c="2"/>0.300793884151743<text:s text:c="2"/>5.880623346101732</text:span><text:span text:style-name="T74_2">E</text:span><text:span text:style-name="T74_3">-4<text:s text:c="2"/>-0.20905615995294136<text:s text:c="2"/>-0.5354307556600894<text:s text:c="2"/>-0.37777777777777777<text:s text:c="2"/>-1.0<text:s text:c="2"/>0.37777777777777777<text:s text:c="2"/>-1.0<text:s text:c="2"/>0.8666666666666665<text:s text:c="2"/></text:span></text:p>
      <text:p text:style-name="P75"><text:span text:style-name="T75_1">0.8912084680976173<text:s text:c="2"/>0.8200529256101252<text:s text:c="2"/>0.8712143487209683<text:s text:c="2"/>0.5827697735960076<text:s text:c="2"/>0.3407821229050412<text:s text:c="2"/>-0.10908556306969619<text:s text:c="2"/>1.0<text:s text:c="2"/>-0.33333333333333337<text:s text:c="2"/>0.911111111111111<text:s text:c="2"/>-1.0<text:s text:c="2"/>-0.28888888888888886<text:s text:c="2"/></text:span></text:p>
      <text:p text:style-name="P76"><text:span text:style-name="T76_1">-0.7347838870920198<text:s text:c="2"/>-0.7530138194648547<text:s text:c="2"/>-0.7400764481034621<text:s text:c="2"/>-0.8756248162305202<text:s text:c="2"/>-0.9823581299617586<text:s text:c="2"/>-1.0<text:s text:c="2"/>-0.8666666666666666<text:s text:c="2"/>-0.37777777777777777<text:s text:c="2"/>1.0<text:s text:c="2"/>-0.06666666666666643<text:s text:c="2"/>0.9555555555555555<text:s text:c="2"/></text:span></text:p>
      <text:p text:style-name="P77"><text:span text:style-name="T77_1">0.15613054983828412<text:s text:c="2"/>0.10849750073506925<text:s text:c="2"/>0.14495736548077254<text:s text:c="2"/>-0.06409879447221911<text:s text:c="2"/>-0.2502205233754935<text:s text:c="2"/>-0.5060276389297428<text:s text:c="2"/>-1.0<text:s text:c="2"/>-0.4222222222222223<text:s text:c="2"/>1.0<text:s text:c="2"/>-0.37777777777777777<text:s text:c="2"/>1.0<text:s text:c="2"/></text:span></text:p>
      <text:p text:style-name="P78"><text:span text:style-name="T78_1">0.4472214054689827<text:s text:c="2"/>0.3937077330196985<text:s text:c="2"/>0.4095854160541257<text:s text:c="2"/>0.07703616583357831<text:s text:c="2"/>-0.1355483681270081<text:s text:c="2"/>-0.4060570420464641<text:s text:c="2"/>0.33333333333333326<text:s text:c="2"/>-1.0<text:s text:c="2"/>0.33333333333333326<text:s text:c="2"/>1.0<text:s text:c="2"/>-1.0<text:s text:c="2"/></text:span></text:p>
      <text:p text:style-name="P79"><text:span text:style-name="T79_1">0.732431637753612<text:s text:c="2"/>0.6700970302851903<text:s text:c="2"/>0.6977359600117896<text:s text:c="2"/>0.33578359306086214<text:s text:c="2"/>0.08791531902382665<text:s text:c="2"/>-0.3560717436048081<text:s text:c="2"/>1.0<text:s text:c="2"/>0.19999999999999996<text:s text:c="2"/>-0.8666666666666666<text:s text:c="2"/>0.4222222222222223<text:s text:c="2"/>-0.37777777777777777<text:s text:c="2"/></text:span></text:p>
      <text:p text:style-name="P80"><text:span text:style-name="T80_1">0.11790649808880005<text:s text:c="2"/>0.07321376065861984<text:s text:c="2"/>0.10379300205822029<text:s text:c="2"/>-0.10232284622170307<text:s text:c="2"/>-0.2766833284328054<text:s text:c="2"/>-0.4560423404880867<text:s text:c="2"/>-1.0<text:s text:c="2"/>-1.0<text:s text:c="2"/>1.0<text:s text:c="2"/>0.5999999999999996<text:s text:c="2"/>-0.9111111111111111<text:s text:c="2"/></text:span></text:p>
      <text:p text:style-name="P81"><text:span text:style-name="T81_1">0.26786239341370144<text:s text:c="2"/>0.22022934431048657<text:s text:c="2"/>0.2449279623640177<text:s text:c="2"/>-0.03175536606880436<text:s text:c="2"/>-0.22669802999118283<text:s text:c="2"/>-0.46486327550719075<text:s text:c="2"/>-0.37777777777777777<text:s text:c="2"/>-1.0<text:s text:c="2"/>0.4222222222222223<text:s text:c="2"/>0.5999999999999996<text:s text:c="2"/>-0.9111111111111111<text:s text:c="2"/></text:span></text:p>
      <text:p text:style-name="P82"><text:span text:style-name="T82_1">0.8088797412525801<text:s text:c="2"/>0.7377241987650545<text:s text:c="2"/>0.8094678035872069<text:s text:c="2"/>0.6298147603645956<text:s text:c="2"/>0.4025286680388025<text:s text:c="2"/>-0.02969714789769351<text:s text:c="2"/>0.4222222222222223<text:s text:c="2"/>0.28888888888888875<text:s text:c="2"/>1.0<text:s text:c="2"/>-1.0<text:s text:c="2"/>-0.9111111111111111<text:s text:c="2"/></text:span></text:p>
      <text:p text:style-name="P83"><text:span text:style-name="T83_1">0.23257865333725203<text:s text:c="2"/>0.18494560423403716<text:s text:c="2"/>0.2243457806527751<text:s text:c="2"/>0.0123493090267488<text:s text:c="2"/>-0.1796530432225948<text:s text:c="2"/>-0.45898265216112133<text:s text:c="2"/>-0.7777777777777777<text:s text:c="2"/>-0.24444444444444435<text:s text:c="2"/>1.0<text:s text:c="2"/>-0.37777777777777777<text:s text:c="2"/>0.9555555555555555<text:s text:c="2"/></text:span></text:p>
      <text:p text:style-name="P84"><text:span text:style-name="T84_1">-0.6789179653043278<text:s text:c="2"/>-0.7000882093501974<text:s text:c="2"/>-0.6724492796236314<text:s text:c="2"/>-0.7227286092325843<text:s text:c="2"/>-0.8088797412525801<text:s text:c="2"/>-0.826521611290788<text:s text:c="2"/>-0.7777777777777777<text:s text:c="2"/>-0.24444444444444435<text:s text:c="2"/>0.8666666666666665<text:s text:c="2"/>-0.4222222222222223<text:s text:c="2"/>0.7777777777777777<text:s text:c="2"/></text:span></text:p>
      <text:p text:style-name="P85"><text:span text:style-name="T85_1">0.42957953543077476<text:s text:c="2"/>0.37900617465452524<text:s text:c="2"/>0.3890032343428498<text:s text:c="2"/>0.027050867391955613<text:s text:c="2"/>-0.19729491326080273<text:s text:c="2"/>-0.5060276389297428<text:s text:c="2"/>0.4222222222222223<text:s text:c="2"/>-0.37777777777777777<text:s text:c="2"/>-0.28888888888888886<text:s text:c="2"/>1.0<text:s text:c="2"/>0.19999999999999996<text:s text:c="2"/></text:span></text:p>
      <text:p text:style-name="P86"><text:span text:style-name="T86_1">0.7765363128491654<text:s text:c="2"/>0.7112613937077426<text:s text:c="2"/>0.7536018817994816<text:s text:c="2"/>0.4651573066744874<text:s text:c="2"/>0.22905027932959054<text:s text:c="2"/>-0.1855336665686641<text:s text:c="2"/>1.0<text:s text:c="2"/>0.8222222222222222<text:s text:c="2"/>-0.28888888888888886<text:s text:c="2"/>1.0<text:s text:c="2"/>-1.0<text:s text:c="2"/></text:span></text:p>
      <text:p text:style-name="P87"><text:span text:style-name="T87_1">0.35019112025873866<text:s text:c="2"/>0.2966774478094545<text:s text:c="2"/>0.33607762422819243<text:s text:c="2"/>0.10643928256395818<text:s text:c="2"/>-0.10026462805055869<text:s text:c="2"/>-0.43840047044987873<text:s text:c="2"/>-0.5111111111111113<text:s text:c="2"/>-0.33333333333333337<text:s text:c="2"/>0.33333333333333326<text:s text:c="2"/>-0.6888888888888887<text:s text:c="2"/>0.33333333333333326<text:s text:c="2"/></text:span></text:p>
      <text:p text:style-name="P88"><text:span text:style-name="T88_1">0.847103793002064<text:s text:c="2"/>0.778888562187573<text:s text:c="2"/>0.8300499852984498<text:s text:c="2"/>0.5533666568656275<text:s text:c="2"/>0.31431931784769573<text:s text:c="2"/>-0.12672743310790413<text:s text:c="2"/>0.8666666666666665<text:s text:c="2"/>-0.24444444444444435<text:s text:c="2"/>1.0<text:s text:c="2"/>-0.9555555555555555<text:s text:c="2"/>-0.15555555555555545<text:s text:c="2"/></text:span></text:p>
      <text:p text:style-name="P89"><text:span text:style-name="T89_1">0.885327844751548<text:s text:c="2"/>0.8141723022640224<text:s text:c="2"/>0.8653337253748989<text:s text:c="2"/>0.5768891502499047<text:s text:c="2"/>0.3319611878859039<text:s text:c="2"/>-0.11202587474273085<text:s text:c="2"/>1.0<text:s text:c="2"/>-0.4222222222222223<text:s text:c="2"/>0.9555555555555555<text:s text:c="2"/>-1.0<text:s text:c="2"/>-0.33333333333333337<text:s text:c="2"/></text:span></text:p>
      <text:p text:style-name="P90"><text:span text:style-name="T90_1">0.25904145839459747<text:s text:c="2"/>0.20846809761834795<text:s text:c="2"/>0.2537488973831552<text:s text:c="2"/>0.07703616583357831<text:s text:c="2"/>-0.1149661864157655<text:s text:c="2"/>-0.4060570420464641<text:s text:c="2"/>-0.8222222222222221<text:s text:c="2"/>0.06666666666666643<text:s text:c="2"/>0.9555555555555555<text:s text:c="2"/>-0.33333333333333337<text:s text:c="2"/>0.6888888888888887<text:s text:c="2"/></text:span></text:p>
      <text:p text:style-name="P91"><text:span text:style-name="T91_1">-0.6318729785357065<text:s text:c="2"/>-0.6559835342546441<text:s text:c="2"/>-0.6195236695089408<text:s text:c="2"/>-0.6051161423110977<text:s text:c="2"/>-0.6795060276389213<text:s text:c="2"/>-0.7000882093501974<text:s text:c="2"/>-0.6444444444444442<text:s text:c="2"/>0.06666666666666643<text:s text:c="2"/>0.911111111111111<text:s text:c="2"/>-0.33333333333333337<text:s text:c="2"/>0.6888888888888887<text:s text:c="2"/></text:span></text:p>
      <text:p text:style-name="P92"><text:span text:style-name="T92_1">-0.034989708909135886<text:s text:c="2"/>-0.0796824463393161<text:s text:c="2"/>-0.019700088209335553<text:s text:c="2"/>-0.0788003528373924<text:s text:c="2"/>-0.22375771831814817<text:s text:c="2"/>-0.5736548074095733<text:s text:c="2"/>1.0<text:s text:c="2"/>0.19999999999999996<text:s text:c="2"/>-0.37777777777777777<text:s text:c="2"/>-0.7777777777777777<text:s text:c="2"/>-0.37777777777777777<text:s text:c="2"/></text:span></text:p>
      <text:p text:style-name="P93"><text:span text:style-name="T93_1">-0.5113201999411852<text:s text:c="2"/>-0.538371067333124<text:s text:c="2"/>-0.5107321376065581<text:s text:c="2"/>-0.5992355189650284<text:s text:c="2"/>-0.7030285210232321<text:s text:c="2"/>-0.7853572478682693<text:s text:c="2"/>-0.28888888888888886<text:s text:c="2"/>-0.33333333333333337<text:s text:c="2"/>0.4666666666666668<text:s text:c="2"/>-0.5555555555555558<text:s text:c="2"/>0.33333333333333326<text:s text:c="2"/></text:span></text:p>
      <text:p text:style-name="P94"><text:span text:style-name="T94_1">0.3413701852396347<text:s text:c="2"/>0.2878565127903505<text:s text:c="2"/>0.32725668920908846<text:s text:c="2"/>0.08879741252571693<text:s text:c="2"/>-0.11790649808880016<text:s text:c="2"/>-0.4413407821229134<text:s text:c="2"/>-0.4666666666666668<text:s text:c="2"/>-0.37777777777777777<text:s text:c="2"/>0.37777777777777777<text:s text:c="2"/>-0.5111111111111113<text:s text:c="2"/>0.24444444444444446<text:s text:c="2"/></text:span></text:p>
      <text:p text:style-name="P95"><text:span text:style-name="T95_1">0.9059100264628241<text:s text:c="2"/>0.8347544839752985<text:s text:c="2"/>0.8888562187592097<text:s text:c="2"/>0.6121728903263541<text:s text:c="2"/>0.3672449279623531<text:s text:c="2"/>-0.09438400470448938<text:s text:c="2"/>1.0<text:s text:c="2"/>-0.06666666666666643<text:s text:c="2"/>0.6888888888888887<text:s text:c="2"/>-0.8666666666666666<text:s text:c="2"/>-0.4666666666666668<text:s text:c="2"/></text:span></text:p>
      <text:p text:style-name="P96"><text:span text:style-name="T96_1">0.83828285798296<text:s text:c="2"/>0.770067627168469<text:s text:c="2"/>0.8212290502793456<text:s text:c="2"/>0.5504263451925928<text:s text:c="2"/>0.3113790061746611<text:s text:c="2"/>-0.1149661864157655<text:s text:c="2"/>0.8666666666666665<text:s text:c="2"/>-0.33333333333333337<text:s text:c="2"/>0.9555555555555555<text:s text:c="2"/>-0.8666666666666666<text:s text:c="2"/>-0.4666666666666668<text:s text:c="2"/></text:span></text:p>
      <text:p text:style-name="P97"><text:span text:style-name="T97_1">0.3002058218171162<text:s text:c="2"/>0.24963246104086645<text:s text:c="2"/>0.29197294913263905<text:s text:c="2"/>0.07997647750661296<text:s text:c="2"/>-0.1149661864157655<text:s text:c="2"/>-0.4119376653925334<text:s text:c="2"/>-0.6000000000000002<text:s text:c="2"/>-0.15555555555555545<text:s text:c="2"/>0.911111111111111<text:s text:c="2"/>-0.33333333333333337<text:s text:c="2"/>0.6444444444444442<text:s text:c="2"/></text:span></text:p>
      <text:p text:style-name="P98"><text:span text:style-name="T98_1">0.9000294031167213<text:s text:c="2"/>0.8288738606292292<text:s text:c="2"/>0.8829755954131404<text:s text:c="2"/>0.6033519553072502<text:s text:c="2"/>0.34960305792414514<text:s text:c="2"/>-0.1649514848573881<text:s text:c="2"/>1.0<text:s text:c="2"/>0.911111111111111<text:s text:c="2"/>-0.8666666666666666<text:s text:c="2"/>-0.11111111111111094<text:s text:c="2"/>-0.9111111111111111<text:s text:c="2"/></text:span></text:p>
      <text:p text:style-name="P99"><text:span text:style-name="T99_1">0.8882681564245827<text:s text:c="2"/>0.8200529256101252<text:s text:c="2"/>0.8712143487209683<text:s text:c="2"/>0.5739488385768701<text:s text:c="2"/>0.3172596295207304<text:s text:c="2"/>-0.20023522493383739<text:s text:c="2"/>1.0<text:s text:c="2"/>0.7333333333333332<text:s text:c="2"/>-1.0<text:s text:c="2"/>-0.24444444444444435<text:s text:c="2"/>-0.9111111111111111<text:s text:c="2"/></text:span></text:p>
      <text:p text:style-name="P100"><text:span text:style-name="T100_1">0.38841517200825604<text:s text:c="2"/>0.33490149955893855<text:s text:c="2"/>0.3684210526316072<text:s text:c="2"/>0.10349897089092353<text:s text:c="2"/>-0.10614525139666153<text:s text:c="2"/>-0.4413407821229134<text:s text:c="2"/>-0.28888888888888886<text:s text:c="2"/>-0.5555555555555558<text:s text:c="2"/>0.4222222222222223<text:s text:c="2"/>-0.6000000000000002<text:s text:c="2"/>0.37777777777777777<text:s text:c="2"/></text:span></text:p>
      <text:p text:style-name="P101"><text:span text:style-name="T101_1">0.3560717436048415<text:s text:c="2"/>0.30549838282859176<text:s text:c="2"/>0.3390179359012271<text:s text:c="2"/>0.07703616583357831<text:s text:c="2"/>-0.13260805645397344<text:s text:c="2"/>-0.4560423404880867<text:s text:c="2"/>-0.37777777777777777<text:s text:c="2"/>-0.5555555555555558<text:s text:c="2"/>0.37777777777777777<text:s text:c="2"/>-0.4666666666666668<text:s text:c="2"/>0.28888888888888875<text:s text:c="2"/></text:span></text:p>
      <text:p text:style-name="P102"><text:span text:style-name="T102_1">0.8588650396942026<text:s text:c="2"/>0.7877094972067105<text:s text:c="2"/>0.8418112319906217<text:s text:c="2"/>0.5710085269038354<text:s text:c="2"/>0.32902087621286924<text:s text:c="2"/>-0.11790649808880016<text:s text:c="2"/>0.8666666666666665<text:s text:c="2"/>-0.19999999999999996<text:s text:c="2"/>0.8222222222222222<text:s text:c="2"/>-1.0<text:s text:c="2"/>-0.33333333333333337<text:s text:c="2"/></text:span></text:p>
      <text:p text:style-name="P103"><text:span text:style-name="T103_1">0.3060864451631855<text:s text:c="2"/>0.2525727727139011<text:s text:c="2"/>0.29785357247870836<text:s text:c="2"/>0.0976183475448209<text:s text:c="2"/>-0.10026462805055869<text:s text:c="2"/>-0.40311673037342943<text:s text:c="2"/>-0.6444444444444442<text:s text:c="2"/>-0.19999999999999996<text:s text:c="2"/>0.9555555555555555<text:s text:c="2"/>-0.5555555555555558<text:s text:c="2"/>0.6444444444444442<text:s text:c="2"/></text:span></text:p>
      <text:p text:style-name="P104"><text:span text:style-name="T104_1">-0.6759776536312597<text:s text:c="2"/>-0.6971478976771628<text:s text:c="2"/>-0.6636283446044942<text:s text:c="2"/>-0.640399882387547<text:s text:c="2"/>-0.7118494560423361<text:s text:c="2"/>-0.7118494560423361<text:s text:c="2"/>-0.7777777777777777<text:s text:c="2"/>0.02222222222222192<text:s text:c="2"/>1.0<text:s text:c="2"/>-0.37777777777777777<text:s text:c="2"/>0.7777777777777777<text:s text:c="2"/></text:span></text:p>
      <text:p text:style-name="P105"><text:span text:style-name="T105_1">0.9411937665392733<text:s text:c="2"/>0.867097912378713<text:s text:c="2"/>0.9270802705086936<text:s text:c="2"/>0.6650985004410448<text:s text:c="2"/>0.4084092913848718<text:s text:c="2"/>-0.1149661864157655<text:s text:c="2"/>1.0<text:s text:c="2"/>1.0<text:s text:c="2"/>-0.7333333333333332<text:s text:c="2"/>-0.28888888888888886<text:s text:c="2"/>-1.0<text:s text:c="2"/></text:span></text:p>
      <text:p text:style-name="P106"><text:span text:style-name="T106_1">0.876506909732444<text:s text:c="2"/>0.8053513672449184<text:s text:c="2"/>0.8623934137018643<text:s text:c="2"/>0.6033519553072502<text:s text:c="2"/>0.3525433695971798<text:s text:c="2"/>-0.15907086151131877<text:s text:c="2"/>0.8666666666666665<text:s text:c="2"/>1.0<text:s text:c="2"/>-0.7333333333333332<text:s text:c="2"/>-0.28888888888888886<text:s text:c="2"/>-0.7333333333333332<text:s text:c="2"/></text:span></text:p>
      <text:p text:style-name="P107"><text:span text:style-name="T107_1">0.33842987356660004<text:s text:c="2"/>0.2878565127903505<text:s text:c="2"/>0.31843575418995096<text:s text:c="2"/>0.053513672449267524<text:s text:c="2"/>-0.15319023816524946<text:s text:c="2"/>-0.4678035871802254<text:s text:c="2"/>-0.37777777777777777<text:s text:c="2"/>-0.6444444444444442<text:s text:c="2"/>0.5555555555555551<text:s text:c="2"/>-0.5111111111111113<text:s text:c="2"/>0.4666666666666668<text:s text:c="2"/></text:span></text:p>
      <text:p text:style-name="P108"><text:span text:style-name="T108_1">0.894148779770652<text:s text:c="2"/>0.8200529256101252<text:s text:c="2"/>0.8800352837401058<text:s text:c="2"/>0.6327550720376303<text:s text:c="2"/>0.39076742134666387<text:s text:c="2"/>-0.07380182299324678<text:s text:c="2"/>0.8666666666666665<text:s text:c="2"/>0.24444444444444446<text:s text:c="2"/>0.6888888888888887<text:s text:c="2"/>-0.8666666666666666<text:s text:c="2"/>-0.4666666666666668<text:s text:c="2"/></text:span></text:p>
      <text:p text:style-name="P109"><text:span text:style-name="T109_1">0.9500147015583773<text:s text:c="2"/>0.875918847397817<text:s text:c="2"/>0.9359012055277975<text:s text:c="2"/>0.6768597471331834<text:s text:c="2"/>0.42605116142311306<text:s text:c="2"/>-0.05910026462804008<text:s text:c="2"/>1.0<text:s text:c="2"/>0.24444444444444446<text:s text:c="2"/>0.37777777777777777<text:s text:c="2"/>-0.8666666666666666<text:s text:c="2"/>-0.7777777777777777<text:s text:c="2"/></text:span></text:p>
      <text:p text:style-name="P110"><text:span text:style-name="T110_1">0.2766833284328054<text:s text:c="2"/>0.22905027932959054<text:s text:c="2"/>0.2684504557483285<text:s text:c="2"/>0.053513672449267524<text:s text:c="2"/>-0.14142899147311083<text:s text:c="2"/>-0.42957953543074134<text:s text:c="2"/>-0.6444444444444442<text:s text:c="2"/>-0.19999999999999996<text:s text:c="2"/>0.911111111111111<text:s text:c="2"/>-0.28888888888888886<text:s text:c="2"/>0.6888888888888887<text:s text:c="2"/></text:span></text:p>
      <text:p text:style-name="P111"><text:span text:style-name="T111_1">0.8823875330785134<text:s text:c="2"/>0.8141723022640224<text:s text:c="2"/>0.8653337253748989<text:s text:c="2"/>0.5739488385768701<text:s text:c="2"/>0.32019994119376505<text:s text:c="2"/>-0.19141428991473342<text:s text:c="2"/>1.0<text:s text:c="2"/>0.911111111111111<text:s text:c="2"/>-0.9555555555555555<text:s text:c="2"/>-0.06666666666666643<text:s text:c="2"/>-0.8666666666666666<text:s text:c="2"/></text:span></text:p>
      <text:p text:style-name="P112"><text:span text:style-name="T112_1">0.9088503381358588<text:s text:c="2"/>0.8347544839752985<text:s text:c="2"/>0.8976771537783137<text:s text:c="2"/>0.6445163187297689<text:s text:c="2"/>0.39076742134666387<text:s text:c="2"/>-0.1355483681270081<text:s text:c="2"/>0.8666666666666665<text:s text:c="2"/>1.0<text:s text:c="2"/>-0.8666666666666666<text:s text:c="2"/>-0.4222222222222223<text:s text:c="2"/>-1.0<text:s text:c="2"/></text:span></text:p>
      <text:p text:style-name="P113"><text:span text:style-name="T113_1">0.3560717436048415<text:s text:c="2"/>0.30549838282859176<text:s text:c="2"/>0.33607762422819243<text:s text:c="2"/>0.06821523081447434<text:s text:c="2"/>-0.14142899147311083<text:s text:c="2"/>-0.4707438988532935<text:s text:c="2"/>-0.33333333333333337<text:s text:c="2"/>-0.4666666666666668<text:s text:c="2"/>0.19999999999999996<text:s text:c="2"/>-0.37777777777777777<text:s text:c="2"/>0.24444444444444446<text:s text:c="2"/></text:span></text:p>
      <text:p text:style-name="P114"><text:span text:style-name="T114_1">0.35313143193180685<text:s text:c="2"/>0.29961775948248914<text:s text:c="2"/>0.33607762422819243<text:s text:c="2"/>0.08291678917964762<text:s text:c="2"/>-0.12672743310790413<text:s text:c="2"/>-0.45016171714201736<text:s text:c="2"/>-0.37777777777777777<text:s text:c="2"/>-0.37777777777777777<text:s text:c="2"/>0.37777777777777777<text:s text:c="2"/>-0.4222222222222223<text:s text:c="2"/>0.37777777777777777<text:s text:c="2"/></text:span></text:p>
      <text:p text:style-name="P115"><text:span text:style-name="T115_1">0.8970890914436866<text:s text:c="2"/>0.8229932372831599<text:s text:c="2"/>0.8829755954131404<text:s text:c="2"/>0.6415760070567342<text:s text:c="2"/>0.3966480446927332<text:s text:c="2"/>-0.07086151132021212<text:s text:c="2"/>0.8666666666666665<text:s text:c="2"/>0.37777777777777777<text:s text:c="2"/>0.5111111111111108<text:s text:c="2"/>-0.7333333333333332<text:s text:c="2"/>-0.6444444444444442<text:s text:c="2"/></text:span></text:p>
      <text:p text:style-name="P116"><text:span text:style-name="T116_1">0.944134078212308<text:s text:c="2"/>0.867097912378713<text:s text:c="2"/>0.9359012055277975<text:s text:c="2"/>0.7092031755365982<text:s text:c="2"/>0.4642752131725971<text:s text:c="2"/>-0.009114966186417495<text:s text:c="2"/>0.8666666666666665<text:s text:c="2"/>0.37777777777777777<text:s text:c="2"/>0.8222222222222222<text:s text:c="2"/>-1.0<text:s text:c="2"/>-0.6444444444444442<text:s text:c="2"/></text:span></text:p>
      <text:p text:style-name="P117"><text:span text:style-name="T117_1">0.2796236401058736<text:s text:c="2"/>0.22905027932959054<text:s text:c="2"/>0.2684504557483285<text:s text:c="2"/>0.05057336077623287<text:s text:c="2"/>-0.1443693031461455<text:s text:c="2"/>-0.4325198471038094<text:s text:c="2"/>-0.6000000000000002<text:s text:c="2"/>-0.15555555555555545<text:s text:c="2"/>0.911111111111111<text:s text:c="2"/>-0.19999999999999996<text:s text:c="2"/>0.7777777777777777<text:s text:c="2"/></text:span></text:p>
      <text:p text:style-name="P118"><text:span text:style-name="T118_1">0.9323728315201361<text:s text:c="2"/>0.8582769773596091<text:s text:c="2"/>0.9182593354895896<text:s text:c="2"/>0.6445163187297689<text:s text:c="2"/>0.39076742134666387<text:s text:c="2"/>-0.13848867980007618<text:s text:c="2"/>1.0<text:s text:c="2"/>0.9555555555555555<text:s text:c="2"/>-0.8222222222222221<text:s text:c="2"/>-0.28888888888888886<text:s text:c="2"/>-0.9111111111111111<text:s text:c="2"/></text:span></text:p>
      <text:p text:style-name="P119"><text:span text:style-name="T119_1">0.9206115848279974<text:s text:c="2"/>0.8465157306674371<text:s text:c="2"/>0.9094384004704523<text:s text:c="2"/>0.6474566304028035<text:s text:c="2"/>0.3937077330196985<text:s text:c="2"/>-0.1296677447809388<text:s text:c="2"/>0.911111111111111<text:s text:c="2"/>1.0<text:s text:c="2"/>-0.7777777777777777<text:s text:c="2"/>-0.33333333333333337<text:s text:c="2"/>-0.9555555555555555<text:s text:c="2"/></text:span></text:p>
      <text:p text:style-name="P120"><text:span text:style-name="T120_1">-0.5230814466333238<text:s text:c="2"/>-0.5471920023522614<text:s text:c="2"/>-0.5224933842987302<text:s text:c="2"/>-0.6668626874448589<text:s text:c="2"/>-0.7941781828873733<text:s text:c="2"/>-0.9382534548662053<text:s text:c="2"/>-0.28888888888888886<text:s text:c="2"/>-0.33333333333333337<text:s text:c="2"/>0.33333333333333326<text:s text:c="2"/>-0.33333333333333337<text:s text:c="2"/>0.28888888888888875<text:s text:c="2"/></text:span></text:p>
      <text:p text:style-name="P121"><text:span text:style-name="T121_1">0.944134078212308<text:s text:c="2"/>0.867097912378713<text:s text:c="2"/>0.9329608938547629<text:s text:c="2"/>0.6945016171714249<text:s text:c="2"/>0.4495736548073903<text:s text:c="2"/>-0.02381652455159078<text:s text:c="2"/>0.9555555555555555<text:s text:c="2"/>0.33333333333333326<text:s text:c="2"/>0.7777777777777777<text:s text:c="2"/>-0.8222222222222221<text:s text:c="2"/>-0.6888888888888887<text:s text:c="2"/></text:span></text:p>
      <text:p text:style-name="P122"><text:span text:style-name="T122_1">1.0<text:s text:c="2"/>0.922963834166405<text:s text:c="2"/>0.9917671273155231<text:s text:c="2"/>0.7562481623051862<text:s text:c="2"/>0.5083798882681505<text:s text:c="2"/>0.02028815054396249<text:s text:c="2"/>1.0<text:s text:c="2"/>0.28888888888888875<text:s text:c="2"/>0.7333333333333332<text:s text:c="2"/>-1.0<text:s text:c="2"/>-0.9111111111111111<text:s text:c="2"/></text:span></text:p>
      <text:p text:style-name="P123"><text:span text:style-name="T123_1">0.35901205527787616<text:s text:c="2"/>0.30549838282859176<text:s text:c="2"/>0.34783887092033106<text:s text:c="2"/>0.12996177594823544<text:s text:c="2"/>-0.07086151132021212<text:s text:c="2"/>-0.3854748603351881<text:s text:c="2"/>-0.4222222222222223<text:s text:c="2"/>-0.11111111111111094<text:s text:c="2"/>0.9555555555555555<text:s text:c="2"/>-0.37777777777777777<text:s text:c="2"/>0.6888888888888887<text:s text:c="2"/></text:span></text:p>
      <text:p text:style-name="P124"><text:span text:style-name="T124_1">0.30902675683622016<text:s text:c="2"/>0.2584533960599704<text:s text:c="2"/>0.2949132608056737<text:s text:c="2"/>0.071155542487509<text:s text:c="2"/>-0.1296677447809388<text:s text:c="2"/>-0.4325198471038094<text:s text:c="2"/>-0.5555555555555558<text:s text:c="2"/>-0.24444444444444435<text:s text:c="2"/>0.8222222222222222<text:s text:c="2"/>-0.37777777777777777<text:s text:c="2"/>0.6888888888888887<text:s text:c="2"/></text:span></text:p>
      <text:p text:style-name="P125"><text:span text:style-name="T125_1">0.9206115848279974<text:s text:c="2"/>0.8465157306674371<text:s text:c="2"/>0.9064980887974177<text:s text:c="2"/>0.6445163187297689<text:s text:c="2"/>0.3937077330196985<text:s text:c="2"/>-0.11790649808880016<text:s text:c="2"/>0.9555555555555555<text:s text:c="2"/>0.9555555555555555<text:s text:c="2"/>-0.6000000000000002<text:s text:c="2"/>-0.19999999999999996<text:s text:c="2"/>-1.0<text:s text:c="2"/></text:span></text:p>
      <text:p text:style-name="P126"><text:span text:style-name="T126_1">0.9382534548662054<text:s text:c="2"/>0.8641576007056784<text:s text:c="2"/>0.9270802705086936<text:s text:c="2"/>0.6680388121140794<text:s text:c="2"/>0.41134960305790647<text:s text:c="2"/>-0.1149661864157655<text:s text:c="2"/>0.9555555555555555<text:s text:c="2"/>1.0<text:s text:c="2"/>-0.6444444444444442<text:s text:c="2"/>-0.4222222222222223<text:s text:c="2"/>-0.8666666666666666<text:s text:c="2"/></text:span></text:p>
      <text:p text:style-name="P127"><text:span text:style-name="T127_1">0.4178182887386028<text:s text:c="2"/>0.36430461628931843<text:s text:c="2"/>0.40370479270805637<text:s text:c="2"/>0.1623052043516502<text:s text:c="2"/>-0.04733901793590145<text:s text:c="2"/>-0.3972361070273601<text:s text:c="2"/>-0.28888888888888886<text:s text:c="2"/>-0.19999999999999996<text:s text:c="2"/>0.37777777777777777<text:s text:c="2"/>-0.5111111111111113<text:s text:c="2"/>0.24444444444444446<text:s text:c="2"/></text:span></text:p>
      <text:p text:style-name="P128"><text:span text:style-name="T128_1">0.9264922081740667<text:s text:c="2"/>0.8523963540135064<text:s text:c="2"/>0.9182593354895896<text:s text:c="2"/>0.6915613054983902<text:s text:c="2"/>0.4495736548073903<text:s text:c="2"/>-0.006174654513382838<text:s text:c="2"/>0.8666666666666665<text:s text:c="2"/>0.15555555555555545<text:s text:c="2"/>0.911111111111111<text:s text:c="2"/>-0.8666666666666666<text:s text:c="2"/>-1.0<text:s text:c="2"/></text:span></text:p>
      <text:p text:style-name="P129"><text:span text:style-name="T129_1">-0.6142311084974985<text:s text:c="2"/>-0.6383416642164027<text:s text:c="2"/>-0.6077624228168022<text:s text:c="2"/>-0.640399882387547<text:s text:c="2"/>-0.7265510144075428<text:s text:c="2"/>-0.7618347544839587<text:s text:c="2"/>-0.6000000000000002<text:s text:c="2"/>-0.11111111111111094<text:s text:c="2"/>0.911111111111111<text:s text:c="2"/>-0.4666666666666668<text:s text:c="2"/>0.8222222222222222<text:s text:c="2"/></text:span></text:p>
      <text:p text:style-name="P130"><text:span text:style-name="T130_1">0.30314613349015085<text:s text:c="2"/>0.2525727727139011<text:s text:c="2"/>0.29197294913263905<text:s text:c="2"/>0.07409585416054365<text:s text:c="2"/>-0.12672743310790413<text:s text:c="2"/>-0.4266392237577067<text:s text:c="2"/>-0.5555555555555558<text:s text:c="2"/>-0.11111111111111094<text:s text:c="2"/>0.911111111111111<text:s text:c="2"/>-0.37777777777777777<text:s text:c="2"/>0.911111111111111<text:s text:c="2"/></text:span></text:p>
      <text:p text:style-name="P131"><text:span text:style-name="T131_1">0.9029697147897895<text:s text:c="2"/>0.8318141723022638<text:s text:c="2"/>0.8888562187592097<text:s text:c="2"/>0.6121728903263541<text:s text:c="2"/>0.3584239929432491<text:s text:c="2"/>-0.15907086151131877<text:s text:c="2"/>0.9555555555555555<text:s text:c="2"/>0.9555555555555555<text:s text:c="2"/>-0.8666666666666666<text:s text:c="2"/>-0.19999999999999996<text:s text:c="2"/>-0.9111111111111111<text:s text:c="2"/></text:span></text:p>
      <text:p text:style-name="P132"><text:span text:style-name="T132_1">0.9294325198471014<text:s text:c="2"/>0.8553366656865411<text:s text:c="2"/>0.912378712143487<text:s text:c="2"/>0.6445163187297689<text:s text:c="2"/>0.3878271096736292<text:s text:c="2"/>-0.1355483681270081<text:s text:c="2"/>1.0<text:s text:c="2"/>1.0<text:s text:c="2"/>-0.8222222222222221<text:s text:c="2"/>-0.24444444444444435<text:s text:c="2"/>-0.9555555555555555<text:s text:c="2"/></text:span></text:p>
      <text:p text:style-name="P133"><text:span text:style-name="T133_1">0.4207586004116375<text:s text:c="2"/>0.36430461628931843<text:s text:c="2"/>0.406645104381091<text:s text:c="2"/>0.1681858276977195<text:s text:c="2"/>-0.04145839458983214<text:s text:c="2"/>-0.38841517200822273<text:s text:c="2"/>-0.24444444444444435<text:s text:c="2"/>-0.15555555555555545<text:s text:c="2"/>0.33333333333333326<text:s text:c="2"/>-0.37777777777777777<text:s text:c="2"/>0.06666666666666643<text:s text:c="2"/></text:span></text:p>
      <text:p text:style-name="P134"><text:span text:style-name="T134_1">0.4413407821229134<text:s text:c="2"/>0.3878271096736292<text:s text:c="2"/>0.42428697441929897<text:s text:c="2"/>0.16524551602468485<text:s text:c="2"/>-0.05027932960893611<text:s text:c="2"/>-0.3972361070273601<text:s text:c="2"/>-0.11111111111111094<text:s text:c="2"/>-0.19999999999999996<text:s text:c="2"/>0.37777777777777777<text:s text:c="2"/>-0.28888888888888886<text:s text:c="2"/>0.24444444444444446<text:s text:c="2"/></text:span></text:p>
      <text:p text:style-name="P135"><text:span text:style-name="T135_1">0.4825051455454321<text:s text:c="2"/>0.42605116142311306<text:s text:c="2"/>0.46839164951485235<text:s text:c="2"/>0.22405174948544482<text:s text:c="2"/>0.008526903851790557<text:s text:c="2"/>-0.3560717436048081<text:s text:c="2"/>-0.11111111111111094<text:s text:c="2"/>-0.15555555555555545<text:s text:c="2"/>0.37777777777777777<text:s text:c="2"/>-0.5555555555555558<text:s text:c="2"/>0.02222222222222192<text:s text:c="2"/></text:span></text:p>
      <text:p text:style-name="P1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